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5950" officeooo:paragraph-rsid="00045950" style:font-name-complex="IRANSans"/>
    </style:style>
    <style:style style:name="P2" style:family="paragraph" style:parent-style-name="Standard">
      <style:paragraph-properties fo:text-align="justify" style:justify-single-word="false"/>
      <style:text-properties officeooo:rsid="00045950" officeooo:paragraph-rsid="00045950" style:font-name-complex="IRANSans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45950" officeooo:paragraph-rsid="00045950" style:font-size-asian="16pt" style:font-weight-asian="bold" style:font-name-complex="IRANSans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normal" officeooo:rsid="00045950" officeooo:paragraph-rsid="00045950" style:font-weight-asian="normal" style:font-name-complex="IRANSans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45950" officeooo:paragraph-rsid="00045950" style:font-weight-asian="normal" style:font-name-complex="IRANSans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057b0a" officeooo:paragraph-rsid="00057b0a" style:font-weight-asian="normal" style:font-name-complex="IRANSans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normal" officeooo:rsid="0006a0c7" officeooo:paragraph-rsid="0006a0c7" style:font-weight-asian="normal" style:font-name-complex="IRANSans" style:font-weight-complex="normal"/>
    </style:style>
    <style:style style:name="P8" style:family="paragraph" style:parent-style-name="Standard">
      <style:paragraph-properties fo:text-align="end" style:justify-single-word="false"/>
      <style:text-properties fo:font-weight="normal" officeooo:rsid="0007702b" officeooo:paragraph-rsid="0007702b" style:font-weight-asian="normal" style:font-name-complex="IRANSans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officeooo:rsid="000af965" officeooo:paragraph-rsid="000af965" style:font-weight-asian="normal" style:font-name-complex="IRANSans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3pt" fo:font-weight="bold" officeooo:rsid="00045950" officeooo:paragraph-rsid="00045950" style:font-size-asian="13pt" style:font-weight-asian="bold" style:font-name-complex="IRANSans" style:font-size-complex="13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3pt" fo:font-weight="bold" officeooo:paragraph-rsid="00045950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end" style:justify-single-word="false"/>
      <style:text-properties fo:font-size="15pt" fo:font-weight="bold" officeooo:rsid="00045950" officeooo:paragraph-rsid="00045950" style:font-size-asian="15pt" style:font-weight-asian="bold" style:font-name-complex="IRANSans" style:font-size-complex="15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5pt" fo:font-weight="bold" officeooo:rsid="000af965" officeooo:paragraph-rsid="000af965" style:font-size-asian="15pt" style:font-weight-asian="bold" style:font-name-complex="IRANSans" style:font-size-complex="15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45950" officeooo:paragraph-rsid="0004595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ize="12pt" fo:font-weight="normal" officeooo:rsid="0006a0c7" officeooo:paragraph-rsid="0006a0c7" style:font-size-asian="10.5pt" style:font-weight-asian="normal" style:font-name-complex="IRANSans" style:font-size-complex="12pt" style:font-weight-complex="normal"/>
    </style:style>
    <style:style style:name="P16" style:family="paragraph" style:parent-style-name="Standard" style:list-style-name="L2">
      <style:paragraph-properties fo:text-align="end" style:justify-single-word="false"/>
      <style:text-properties fo:font-size="11pt" officeooo:rsid="00045950" officeooo:paragraph-rsid="00045950" style:font-size-asian="11pt" style:font-name-complex="IRANSans" style:font-size-complex="11pt"/>
    </style:style>
    <style:style style:name="P17" style:family="paragraph" style:parent-style-name="Standard" style:list-style-name="L14">
      <style:paragraph-properties fo:text-align="end" style:justify-single-word="false"/>
      <style:text-properties fo:font-size="11pt" officeooo:paragraph-rsid="00045950" style:font-size-asian="11pt" style:font-size-complex="11pt"/>
    </style:style>
    <style:style style:name="P18" style:family="paragraph" style:parent-style-name="Standard" style:list-style-name="L3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19" style:family="paragraph" style:parent-style-name="Standard" style:list-style-name="L5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0" style:family="paragraph" style:parent-style-name="Standard" style:list-style-name="L6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1" style:family="paragraph" style:parent-style-name="Standard" style:list-style-name="L7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2" style:family="paragraph" style:parent-style-name="Standard" style:list-style-name="L8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3" style:family="paragraph" style:parent-style-name="Standard" style:list-style-name="L9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4" style:family="paragraph" style:parent-style-name="Standard" style:list-style-name="L10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5" style:family="paragraph" style:parent-style-name="Standard" style:list-style-name="L11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6" style:family="paragraph" style:parent-style-name="Standard" style:list-style-name="L12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7" style:family="paragraph" style:parent-style-name="Standard" style:list-style-name="L13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8" style:family="paragraph" style:parent-style-name="Standard" style:list-style-name="L14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29" style:family="paragraph" style:parent-style-name="Standard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30" style:family="paragraph" style:parent-style-name="Standard" style:list-style-name="L4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P31" style:family="paragraph" style:parent-style-name="Standard">
      <style:paragraph-properties fo:text-align="end" style:justify-single-word="false"/>
      <style:text-properties fo:font-size="11pt" fo:font-weight="normal" officeooo:rsid="00045950" officeooo:paragraph-rsid="00045950" style:font-size-asian="11pt" style:font-weight-asian="normal" style:font-name-complex="IRANSans" style:font-size-complex="11pt" style:font-weight-complex="normal"/>
    </style:style>
    <style:style style:name="T1" style:family="text">
      <style:text-properties style:font-name-complex="IRANSans"/>
    </style:style>
    <style:style style:name="T2" style:family="text">
      <style:text-properties officeooo:rsid="00045950" style:font-name-complex="IRANSans"/>
    </style:style>
    <style:style style:name="T3" style:family="text">
      <style:text-properties fo:font-weight="normal" officeooo:rsid="00045950" style:font-weight-asian="normal" style:font-name-complex="IRANSans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a0c7"/>
    </style:style>
    <text:list-style style:name="L1">
      <text:list-level-style-bullet text:level="1" text:style-name="Bullet_20_Symbols" text:bullet-char="✔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commerce API</text:p>
      <text:p text:style-name="P3"/>
      <text:p text:style-name="P2">برای راه اندازی یک فروشگاه آنلاین با Nodejs میتوانید از اسکریپت Ecommerce API استفاده کنید. اسکریپت Ecommerce API با زبان Typescript نوشته شده است و در آن از زبانها و ابزارهای Node.js – Mongodb – Mongoose – Express.js و … استفاده شده است.</text:p>
      <text:p text:style-name="P1"/>
      <text:p text:style-name="P12">ویژگی‌های Ecommerce API</text:p>
      <text:p text:style-name="P2">اسکریپت Ecommerce API دارای اکثر ویژگی‌های یک سایت فروشگاهی کامل می‌باشد که در ادمه به شرح برخی از این ویژگی‌ها می پردازم:</text:p>
      <text:p text:style-name="P2"/>
      <text:p text:style-name="P10">سیستم احراز هویت</text:p>
      <text:p text:style-name="P5">در سیستم احراز هویت ایکامرس ای پی آی، از ابزار JsonWebToken برای ایجاد توکن تایید هویت استفاده شده است. این سیستم به صورت Role Based تنظیم شده و دارای چهار سطح دسترسی میباشد:</text:p>
      <text:p text:style-name="P5"><text:span text:style-name="T4">۱- ریشه: (Root)</text:span> این سطح دسترسی مدیر اصلی برنامه است و کلیه تنظیمات و قابلیت های سایت را میتواند مدیریت کند.</text:p>
      <text:p text:style-name="P5"><text:span text:style-name="T4">۲- مدیر: (Admin)</text:span> این سطح دسترسی مدیران سایت است که توسط مدیر اصلی (Root) سایت ایجاد شده است و توانایی ایجاد تنظیمات سطح پایین سایت مثل ایجاد حساب کاربری فروشنده (Seller) و … دارا است.</text:p>
      <text:p text:style-name="P5"><text:span text:style-name="T4">۳- فروشنده: (Seller)</text:span> این سطح دسترسی فروشنده سایت است که توانایی بررسی و مدیریت فروشگاه سایت را دارا است. ایجاد و حذف و ویرایش محصول و بارگذاری فایل و … از جمله توانایی سطح دسترسی فروشنده است.</text:p>
      <text:p text:style-name="P5"><text:span text:style-name="T4">۴- خریدار: (Customer)</text:span> این سطح دسترسی خریداران سایت است که میتوانند در سایت ثبت نام کرده و به محصولات سایت را خریداری کنند و یا اطلاعات حساب کاربری خود را بررسی کرده و به سفارشات خود دسترسی داشته باشند. (به صورت پیشفرض کاربرانی که در سایت ثبت نام میکنند در این سطح دسترسی قرار میگیرند)</text:p>
      <text:p text:style-name="P5"/>
      <text:p text:style-name="P5">ویژگی های سیستم احراز هویت ایکامرس ای پی آی:</text:p>
      <text:list text:style-name="L2">
        <text:list-item>
          <text:p text:style-name="P16">ثبت نام با ایمیل و شماره موبایل (بدون ارسال کد)</text:p>
        </text:list-item>
        <text:list-item>
          <text:p text:style-name="P16">ورود با ایمیل و شماره موبایل</text:p>
        </text:list-item>
        <text:list-item>
          <text:p text:style-name="P16">خروج از حساب کاربری</text:p>
        </text:list-item>
        <text:list-item>
          <text:p text:style-name="P16">خروج از همه دستگاه ها</text:p>
        </text:list-item>
        <text:list-item>
          <text:p text:style-name="P16">نمایش پروفایل کاربری</text:p>
        </text:list-item>
        <text:list-item>
          <text:p text:style-name="P16">بروز رسانی حساب کاربری</text:p>
        </text:list-item>
        <text:list-item>
          <text:p text:style-name="P16">فراموشی رمز عبور (ارسال ایمیل)</text:p>
        </text:list-item>
        <text:list-item>
          <text:p text:style-name="P16">بازیابی رمز عبور</text:p>
        </text:list-item>
        <text:list-item>
          <text:p text:style-name="P16">حذف حساب کاربری</text:p>
        </text:list-item>
      </text:list>
      <text:p text:style-name="P1"/>
      <text:p text:style-name="P1"/>
      <text:p text:style-name="P1"/>
      <text:p text:style-name="P10"><text:soft-page-break/>بخش مدیریت کاربران</text:p>
      <text:list text:style-name="L3">
        <text:list-item>
          <text:p text:style-name="P18">نقش بندی کاربران (ریشه،مدیر،فروشنده،خریدار)</text:p>
        </text:list-item>
        <text:list-item>
          <text:p text:style-name="P18">نمایش فهرست کاربران</text:p>
        </text:list-item>
        <text:list-item>
          <text:p text:style-name="P18">جستجو در کاربران</text:p>
        </text:list-item>
        <text:list-item>
          <text:p text:style-name="P18">ایجاد حساب کاربری</text:p>
        </text:list-item>
        <text:list-item>
          <text:p text:style-name="P18">ویرایش حساب های کاربری</text:p>
        </text:list-item>
        <text:list-item>
          <text:p text:style-name="P18">حذف حساب های کاربری</text:p>
        </text:list-item>
      </text:list>
      <text:p text:style-name="P29"/>
      <text:p text:style-name="P11"><text:span text:style-name="T2">مدیریت محصولات</text:span></text:p>
      <text:p text:style-name="P14"><text:span text:style-name="T1">مدیران و فروشندگان سایت میتوانند محصول ایجاد کرده و یا محصولات سایت را ویرایش و حذف کنند. همچنین میتوانند فهرست خرید های آنجام شده در سایت را بررسی کرده و آنها را تایید و رد کنند.</text:span></text:p>
      <text:list text:style-name="L4">
        <text:list-item>
          <text:p text:style-name="P30">ایجاد یا افزودن محصول</text:p>
        </text:list-item>
        <text:list-item>
          <text:p text:style-name="P30">بروز رسانی محصولات</text:p>
        </text:list-item>
        <text:list-item>
          <text:p text:style-name="P30">فهرست گرفتن از محصولات</text:p>
        </text:list-item>
        <text:list-item>
          <text:p text:style-name="P30">نمایش جزئیات محصول</text:p>
        </text:list-item>
        <text:list-item>
          <text:p text:style-name="P30">جستجو در محصولات</text:p>
        </text:list-item>
        <text:list-item>
          <text:p text:style-name="P30">حذف محصولات</text:p>
        </text:list-item>
      </text:list>
      <text:p text:style-name="P29"/>
      <text:p text:style-name="P10">مدیریت سبد خرید</text:p>
      <text:p text:style-name="P6">خریداران میتوانند محصولات مورد نظر خود را به سبد خرید <text:span text:style-name="T5">اضافه کنند و یا سبد خرید خود را ویرایش و حذف کنند.</text:span></text:p>
      <text:list text:style-name="L5">
        <text:list-item>
          <text:p text:style-name="P19">افزودن به سبد خرید</text:p>
        </text:list-item>
        <text:list-item>
          <text:p text:style-name="P19">مشاهده سبد خرید</text:p>
        </text:list-item>
        <text:list-item>
          <text:p text:style-name="P19">بروز رسانی سبد خرید</text:p>
        </text:list-item>
        <text:list-item>
          <text:p text:style-name="P19">حذف سبد خرید</text:p>
        </text:list-item>
      </text:list>
      <text:p text:style-name="P29"/>
      <text:p text:style-name="P10">پرداخت آنلاین</text:p>
      <text:p text:style-name="P15">پس از افزودن محصول به سبد خرید توانایی پرداخت آنلاین فعال شده و با پرداخت و تایید تراکنش، خرید انجام شده و سبد خرید کاربر به فهرست سفارشات کاربر منتقل میشود.</text:p>
      <text:list text:style-name="L6">
        <text:list-item>
          <text:p text:style-name="P20">پرداخت با درگاه پرداخت آنلاین</text:p>
        </text:list-item>
        <text:list-item>
          <text:p text:style-name="P20">بررسی پرداخت انجام شده</text:p>
        </text:list-item>
      </text:list>
      <text:p text:style-name="P29"/>
      <text:p text:style-name="P10">مدیریت سفارش‌ها</text:p>
      <text:p text:style-name="P7">خریداران میتوانند فهرست سفارشات خود را دریافت کرده و جزئیات هر سفارش را بررسی کنند. همچنین این فهرست توسط فروشندگان نیز قابل مشاهده است.</text:p>
      <text:list text:style-name="L7">
        <text:list-item>
          <text:p text:style-name="P21">فهرست گرفتن از سفارشات</text:p>
        </text:list-item>
        <text:list-item>
          <text:p text:style-name="P21">نمایش جزئیات سفارش</text:p>
        </text:list-item>
      </text:list>
      <text:p text:style-name="P29"/>
      <text:p text:style-name="P10">دسته بندی محصولات</text:p>
      <text:p text:style-name="P7">مدیران سایت میتوانند برای محصولات دسته ایجاد کرده و این دسته ها را ویرایش و حذف کنند. همچنین قابلیت نمایش محصولات بر اساس دسته ها وجود دارد.</text:p>
      <text:list text:style-name="L8">
        <text:list-item>
          <text:p text:style-name="P22"><text:soft-page-break/>افزودن دسته و زیر دسته</text:p>
        </text:list-item>
        <text:list-item>
          <text:p text:style-name="P22">ویرایش دسته</text:p>
        </text:list-item>
        <text:list-item>
          <text:p text:style-name="P22">فهرست گیری دسته ها</text:p>
        </text:list-item>
        <text:list-item>
          <text:p text:style-name="P22">نمایش محصولات دسته</text:p>
        </text:list-item>
        <text:list-item>
          <text:p text:style-name="P22">حذف دسته ها</text:p>
        </text:list-item>
      </text:list>
      <text:p text:style-name="P29"/>
      <text:p text:style-name="P10">مدیریت برچسب ها</text:p>
      <text:p text:style-name="P7">مدیران سایت میتوانند برای محصولات برچسب ایجاد کرده و این برچسب ها را ویرایش و حذف کنند. همچنین قابلیت نمایش محصولات بر اساس برچسب ها وجود دارد.</text:p>
      <text:list text:style-name="L9">
        <text:list-item>
          <text:p text:style-name="P23">فهرست گیری از برچسب ها</text:p>
        </text:list-item>
        <text:list-item>
          <text:p text:style-name="P23">ویرایش برچسب ها</text:p>
        </text:list-item>
        <text:list-item>
          <text:p text:style-name="P23">افزودن برچسب ها</text:p>
        </text:list-item>
        <text:list-item>
          <text:p text:style-name="P23">نمایش محصولات هر برچسب</text:p>
        </text:list-item>
        <text:list-item>
          <text:p text:style-name="P23">حذف برچسب ها</text:p>
        </text:list-item>
      </text:list>
      <text:p text:style-name="P29"/>
      <text:p text:style-name="P10">مدیریت دیدگاه ها و نظرات</text:p>
      <text:p text:style-name="P7">کاربران ثبت نام شده و غیر ثبت نام شده میتوانند برای هر محصول دیدگاه ثبت کنند و به محصولات امتیاز دهند. همچنین کاربران ثبت نام شده میتوانند دیدگاه های خود را ویرایش کنند. کلیه دیدگاه ها توسط مدیران سایت باید تایید و یا رد شود.</text:p>
      <text:list text:style-name="L10">
        <text:list-item>
          <text:p text:style-name="P24">ثبت دیدگاه یا نظر روی محصول</text:p>
        </text:list-item>
        <text:list-item>
          <text:p text:style-name="P24">فهرست گیری از نظرات</text:p>
        </text:list-item>
        <text:list-item>
          <text:p text:style-name="P24">نمایش نظرات هر محصول</text:p>
        </text:list-item>
        <text:list-item>
          <text:p text:style-name="P24">ویرایش نظرات</text:p>
        </text:list-item>
        <text:list-item>
          <text:p text:style-name="P24">حذف نظرات</text:p>
        </text:list-item>
      </text:list>
      <text:p text:style-name="P29"/>
      <text:p text:style-name="P10">سیستم مدیریت فایل</text:p>
      <text:p text:style-name="P7">فروشندگان و مدیران سایت میتوانند فایلهای خود را آپلود کنند. فایلهای آپلود شده فروشندگان فقط توسط خود آنها قابل ویرایش و حذف شدن است و مدیران سایت میتوانند کلیه فایلها را مدیریت کنند.</text:p>
      <text:list text:style-name="L11">
        <text:list-item>
          <text:p text:style-name="P25">فهرست گیری از فایل‌ها</text:p>
        </text:list-item>
        <text:list-item>
          <text:p text:style-name="P25">مشاهده جزئیات هر فایل</text:p>
        </text:list-item>
        <text:list-item>
          <text:p text:style-name="P25">آپلود کردن فایل (پسوند های مشخص)</text:p>
        </text:list-item>
        <text:list-item>
          <text:p text:style-name="P25">ویرایش فایل‌ها</text:p>
        </text:list-item>
        <text:list-item>
          <text:p text:style-name="P25">حذف فایل های آپلود شده</text:p>
        </text:list-item>
      </text:list>
      <text:p text:style-name="P29"/>
      <text:p text:style-name="P10">علاقه مندی ها</text:p>
      <text:p text:style-name="P7">مشتریان سایت میتوانند محصولات مورد علاقه خود را به فهرست علاقه مندی های اضافه کرده و یا آنرا از فهرست خود حذف کنند.</text:p>
      <text:list text:style-name="L12">
        <text:list-item>
          <text:p text:style-name="P26">افزودن به علاقه مندی ها</text:p>
        </text:list-item>
        <text:list-item>
          <text:p text:style-name="P26">حذف از علاقه مندی ها</text:p>
        </text:list-item>
        <text:list-item>
          <text:p text:style-name="P26">نمایش فهرست علاقه مندی ها</text:p>
        </text:list-item>
      </text:list>
      <text:p text:style-name="P29"/>
      <text:p text:style-name="P10"><text:soft-page-break/>مدیریت مکان ها</text:p>
      <text:p text:style-name="P8">مدیران سایت میتوانند در سایت کشور و استان/ایالت و شهر ایجاد کرده و مشخص کنند استان ها و یا شهر ها متعلق به کدام کشور یا استان/ایالت است.</text:p>
      <text:list text:style-name="L13">
        <text:list-item>
          <text:p text:style-name="P27">ایجاد یا افزودن مکان (کشور – استان/ایالت – شهر)</text:p>
        </text:list-item>
        <text:list-item>
          <text:p text:style-name="P27">فهرست گرفتن از مکان ها</text:p>
        </text:list-item>
        <text:list-item>
          <text:p text:style-name="P27">نمایش مکان (مثلا استان و شهر های زیرمجموع)</text:p>
        </text:list-item>
        <text:list-item>
          <text:p text:style-name="P27">ویرایش و بروز رسانی مکان</text:p>
        </text:list-item>
        <text:list-item>
          <text:p text:style-name="P27">حذف مکان ها</text:p>
        </text:list-item>
      </text:list>
      <text:p text:style-name="P29"/>
      <text:p text:style-name="P10">مدیریت آدرس‌ها</text:p>
      <text:p text:style-name="P8">مشتریان میتوانند آدرس خود را در پروفایل کاربری خود ثبت و اضافه کنند تا محصول به آدرس مشخص شده در پروفایل کاربر، ارسال شود.</text:p>
      <text:list xml:id="list4110530173" text:style-name="L14">
        <text:list-item>
          <text:p text:style-name="P17"><text:span text:style-name="T3">افزودن یا ایجاد آدرس</text:span></text:p>
        </text:list-item>
        <text:list-item>
          <text:p text:style-name="P28">نمایش آدرس</text:p>
        </text:list-item>
        <text:list-item>
          <text:p text:style-name="P28">ویرایش آدرس</text:p>
        </text:list-item>
        <text:list-item>
          <text:p text:style-name="P28">حذف آدرس</text:p>
        </text:list-item>
      </text:list>
      <text:p text:style-name="P4"/>
      <text:p text:style-name="P13">مستندات ارسال ریکوست</text:p>
      <text:p text:style-name="P9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ANSans" svg:font-family="IRAN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2T12:35:15.190293323</meta:creation-date>
    <dc:date>2023-01-11T11:55:03.598594092</dc:date>
    <meta:editing-duration>PT3H51M53S</meta:editing-duration>
    <meta:editing-cycles>9</meta:editing-cycles>
    <meta:generator>LibreOffice/7.4.3.2$Linux_X86_64 LibreOffice_project/40$Build-2</meta:generator>
    <meta:document-statistic meta:table-count="0" meta:image-count="0" meta:object-count="0" meta:page-count="4" meta:paragraph-count="96" meta:word-count="918" meta:character-count="4537" meta:non-whitespace-character-count="3771"/>
  </office:meta>
</office:document-meta>
</file>